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Shell Dlg" svg:font-family="MS Shell Dlg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000000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3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4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5" style:parent-style-name="Normal" style:family="paragraph">
      <style:text-properties style:font-name="Arial" style:font-name-complex="Arial" fo:color="#0000FF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Arial" style:font-name-complex="Arial" fo:color="#0000FF"/>
    </style:style>
    <style:style style:name="P19" style:parent-style-name="Normal" style:family="paragraph">
      <style:paragraph-properties style:text-autospace="none"/>
      <style:text-properties style:font-name="Arial" style:font-name-complex="Arial" fo:color="#0000FF"/>
    </style:style>
    <style:style style:name="P20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</style:style>
    <style:style style:name="T21" style:parent-style-name="DefaultParagraphFont" style:family="text">
      <style:text-properties style:font-name="Arial" style:font-name-complex="Arial" style:font-weight-complex="bold"/>
    </style:style>
    <style:style style:name="T22" style:parent-style-name="DefaultParagraphFont" style:family="text">
      <style:text-properties style:font-name="Arial" style:font-name-complex="Arial" style:font-weight-complex="bold"/>
    </style:style>
    <style:style style:name="T23" style:parent-style-name="DefaultParagraphFont" style:family="text">
      <style:text-properties style:font-name="Arial" style:font-name-complex="Arial" style:font-weight-complex="bold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P26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27" style:parent-style-name="Normal" style:family="paragraph">
      <style:paragraph-properties style:text-autospace="none" fo:margin-left="0.5in" fo:text-indent="-0.5in">
        <style:tab-stops>
          <style:tab-stop style:type="left" style:position="0.0194in"/>
          <style:tab-stop style:type="left" style:position="1.4479in"/>
        </style:tab-stops>
      </style:paragraph-properties>
    </style:style>
    <style:style style:name="T28" style:parent-style-name="DefaultParagraphFont" style:family="text">
      <style:text-properties style:font-name="Arial" style:font-name-complex="Arial" style:font-weight-complex="bold"/>
    </style:style>
    <style:style style:name="T29" style:parent-style-name="DefaultParagraphFont" style:family="text">
      <style:text-properties style:font-name="Arial" style:font-name-complex="Arial" style:font-weight-complex="bold"/>
    </style:style>
    <style:style style:name="T30" style:parent-style-name="DefaultParagraphFont" style:family="text">
      <style:text-properties style:font-name="Arial" style:font-name-complex="Arial" style:font-weight-complex="bold"/>
    </style:style>
    <style:style style:name="T31" style:parent-style-name="DefaultParagraphFont" style:family="text">
      <style:text-properties style:font-name="Arial" style:font-name-complex="Arial" style:font-weight-complex="bold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 style:font-weight-complex="bold"/>
    </style:style>
    <style:style style:name="P34" style:parent-style-name="Normal" style:family="paragraph">
      <style:paragraph-properties style:text-autospace="none" fo:margin-left="0.5in" fo:text-indent="-0.5in">
        <style:tab-stops>
          <style:tab-stop style:type="left" style:position="0.0194in"/>
          <style:tab-stop style:type="left" style:position="1.4479in"/>
        </style:tab-stops>
      </style:paragraph-properties>
      <style:text-properties style:font-name="Arial" style:font-name-complex="Arial" style:font-weight-complex="bold"/>
    </style:style>
    <style:style style:name="P35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 style:font-weight-complex="bold"/>
    </style:style>
    <style:style style:name="P36" style:parent-style-name="Normal" style:family="paragraph">
      <style:paragraph-properties style:text-autospace="none" fo:margin-left="0.5194in" fo:text-indent="-0.5in">
        <style:tab-stops>
          <style:tab-stop style:type="left" style:position="0in"/>
          <style:tab-stop style:type="left" style:position="1.4284in"/>
        </style:tab-stops>
      </style:paragraph-properties>
    </style:style>
    <style:style style:name="T37" style:parent-style-name="DefaultParagraphFont" style:family="text">
      <style:text-properties style:font-name="Arial" style:font-name-complex="Arial" style:font-weight-complex="bold"/>
    </style:style>
    <style:style style:name="T38" style:parent-style-name="DefaultParagraphFont" style:family="text">
      <style:text-properties style:font-name="Arial" style:font-name-complex="Arial" style:font-weight-complex="bold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 style:font-weight-complex="bold"/>
    </style:style>
    <style:style style:name="P43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</style:style>
    <style:style style:name="T44" style:parent-style-name="DefaultParagraphFont" style:family="text">
      <style:text-properties style:font-name="Arial" style:font-name-complex="Arial" style:font-weight-complex="bold"/>
    </style:style>
    <style:style style:name="T45" style:parent-style-name="DefaultParagraphFont" style:family="text">
      <style:text-properties style:font-name="Arial" style:font-name-complex="Arial" style:font-weight-complex="bold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52" style:parent-style-name="Normal" style:family="paragraph">
      <style:paragraph-properties style:text-autospace="none" fo:margin-top="0.0694in" fo:margin-bottom="0.0694in" fo:margin-left="0.5in" fo:text-indent="-0.5in">
        <style:tab-stops>
          <style:tab-stop style:type="left" style:position="0.0194in"/>
          <style:tab-stop style:type="left" style:position="1.4479in"/>
        </style:tab-stops>
      </style:paragraph-properties>
    </style:style>
    <style:style style:name="T53" style:parent-style-name="DefaultParagraphFont" style:family="text">
      <style:text-properties style:font-name="Arial" style:font-name-complex="Arial" style:font-weight-complex="bold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60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61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62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63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/>
    </style:style>
    <style:style style:name="P64" style:parent-style-name="Normal" style:family="paragraph">
      <style:paragraph-properties style:text-autospace="none" fo:margin-left="0.5in" fo:text-indent="-0.5in">
        <style:tab-stops>
          <style:tab-stop style:type="left" style:position="0.0194in"/>
          <style:tab-stop style:type="left" style:position="1.4479in"/>
        </style:tab-stops>
      </style:paragraph-properties>
      <style:text-properties style:font-name="Arial" style:font-name-complex="Arial"/>
    </style:style>
    <style:style style:name="P65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 style:font-weight-complex="bold"/>
    </style:style>
    <style:style style:name="P66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 style:font-weight-complex="bold"/>
    </style:style>
    <style:style style:name="P71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  <style:text-properties style:font-name="Arial" style:font-name-complex="Arial" style:font-weight-complex="bold"/>
    </style:style>
    <style:style style:name="P72" style:parent-style-name="Normal" style:family="paragraph">
      <style:paragraph-properties style:text-autospace="none" fo:margin-left="0.5194in" fo:text-indent="-0.5194in">
        <style:tab-stops>
          <style:tab-stop style:type="left" style:position="0in"/>
          <style:tab-stop style:type="left" style:position="1.4284in"/>
        </style:tab-stops>
      </style:paragraph-properties>
    </style:style>
    <style:style style:name="T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4" style:parent-style-name="DefaultParagraphFont" style:family="text">
      <style:text-properties style:font-name="Arial" style:font-name-complex="Arial" style:font-weight-complex="bold"/>
    </style:style>
    <style:style style:name="T75" style:parent-style-name="DefaultParagraphFont" style:family="text">
      <style:text-properties style:font-name="Arial" style:font-name-complex="Arial" style:font-weight-complex="bold"/>
    </style:style>
    <style:style style:name="T76" style:parent-style-name="DefaultParagraphFont" style:family="text">
      <style:text-properties style:font-name="Arial" style:font-name-complex="Arial" style:font-weight-complex="bold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P79" style:parent-style-name="Normal" style:family="paragraph">
      <style:paragraph-properties style:text-autospace="none">
        <style:tab-stops>
          <style:tab-stop style:type="left" style:position="0.5194in"/>
          <style:tab-stop style:type="left" style:position="1.9479in"/>
        </style:tab-stops>
      </style:paragraph-properties>
    </style:style>
    <style:style style:name="T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paragraph-properties style:text-autospace="none">
        <style:tab-stops>
          <style:tab-stop style:type="left" style:position="1.9479in"/>
        </style:tab-stops>
      </style:paragraph-properties>
      <style:text-properties style:font-name="Arial" style:font-name-complex="Arial"/>
    </style:style>
    <style:style style:name="P86" style:parent-style-name="Normal" style:family="paragraph"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/>
    </style:style>
    <style:style style:name="P88" style:parent-style-name="Normal" style:family="paragraph">
      <style:text-properties style:font-name="Arial" style:font-name-complex="Arial"/>
    </style:style>
    <style:style style:name="P8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91" style:parent-style-name="Normal" style:family="paragraph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Local Public Data Panel</text:p>
      <text:p text:style-name="P8">01 May 2012</text:p>
      <text:p text:style-name="P9">13.00 – 15.00</text:p>
      <text:p text:style-name="P10"/>
      <text:p text:style-name="P11">Venue</text:p>
      <text:p text:style-name="P12">Meeting Rooms GD-GE, Ground Floor,<text:s/></text:p>
      <text:p text:style-name="P13">Eland House, Bressenden Place</text:p>
      <text:p text:style-name="P14">London, SW1E 5DU</text:p>
      <text:p text:style-name="P15"/>
      <text:p text:style-name="P16"><text:span text:style-name="T17">Agenda</text:span></text:p>
      <text:p text:style-name="P18"/>
      <text:p text:style-name="P19"/>
      <text:p text:style-name="P20"><text:span text:style-name="T21">1)</text:span><text:span text:style-name="T22"><text:tab/>13:00 – 13:05:<text:s/></text:span><text:span text:style-name="T23"><text:tab/></text:span><text:span text:style-name="T24">Welcome and<text:s/></text:span><text:span text:style-name="T25">introductions</text:span></text:p>
      <text:p text:style-name="P26"/>
      <text:p text:style-name="P27"><text:span text:style-name="T28">2)</text:span><text:span text:style-name="T29"><text:tab/></text:span><text:span text:style-name="T30"><text:tab/>13:05 – 13:15:<text:s/></text:span><text:span text:style-name="T31"><text:tab/></text:span><text:span text:style-name="T32">Minutes of last meeting and Action Points update<text:s/></text:span></text:p>
      <text:p text:style-name="P33"/>
      <text:p text:style-name="P34">3)<text:tab/>13:15 – 13:30<text:tab/>Open Data and Commercial Exploitation (Tim Allen/Julian Mund, CIPFA)</text:p>
      <text:p text:style-name="P35"/>
      <text:p text:style-name="P36"><text:span text:style-name="T37">4)</text:span><text:span text:style-name="T38"><text:tab/></text:span><text:span text:style-name="T39">13:30-13:45</text:span><text:span text:style-name="T40"><text:tab/>NAO report Implementing Transparency and Benefits of Transparency<text:s/></text:span><text:span text:style-name="T41">http://www.nao.org.uk/publications/1012/implementing_transparency.aspx<text:s/></text:span></text:p>
      <text:p text:style-name="P42"/>
      <text:p text:style-name="P43"><text:span text:style-name="T44">5)</text:span><text:span text:style-name="T45"><text:tab/></text:span><text:span text:style-name="T46">13:45 - 13:55</text:span><text:span text:style-name="T47"><text:tab/>Open data and procurement (Gesche Schmid)</text:span><text:span text:style-name="T48"><text:tab/></text:span><text:span text:style-name="T49"><text:tab/></text:span><text:span text:style-name="T50"><text:tab/></text:span></text:p>
      <text:p text:style-name="P51"/>
      <text:p text:style-name="P52"><text:span text:style-name="T53">6)</text:span><text:span text:style-name="T54"><text:tab/>13:55 - 14:10</text:span><text:span text:style-name="T55"><text:tab/>Open Standards Consultation<text:s/></text:span><text:a xlink:href="http://consultation.cabinetoffice.gov.uk/openstandards/about-this-consultation/" office:target-frame-name="_top" xlink:show="replace"><text:span text:style-name="T56">http://consultation.cabinetoffice.gov.uk/open</text:span><text:bookmark-start text:name="_Hlt323195035"/><text:bookmark-start text:name="_Hlt323195036"/><text:span text:style-name="T57">s</text:span><text:bookmark-end text:name="_Hlt323195035"/><text:bookmark-end text:name="_Hlt323195036"/><text:span text:style-name="T58">tandards/about-this-consultation/</text:span></text:a></text:p>
      <text:p text:style-name="P59"><text:tab/></text:p>
      <text:p text:style-name="P60">7)<text:tab/>14:10 - 14:20<text:tab/>National Address File - update (Gesche Schmid)</text:p>
      <text:p text:style-name="P61"/>
      <text:p text:style-name="P62">8)<text:tab/>14:20 - 14:30<text:tab/>Panel Membership</text:p>
      <text:p text:style-name="P63"/>
      <text:p text:style-name="P64">9)<text:tab/>14:30 - 14:40<text:tab/>DCLG Strategy Paper and research bids (papers: Strategy powerpoint slides and Panel Terms of Reference)</text:p>
      <text:p text:style-name="P65"><text:tab/><text:tab/><text:tab/></text:p>
      <text:p text:style-name="P66"><text:span text:style-name="T67">10)</text:span><text:span text:style-name="T68"><text:tab/>14:40 - 14:50</text:span><text:span text:style-name="T69"><text:tab/>Update from Cabinet Office<text:s/></text:span><text:span text:style-name="T70">(Olivia Burman)</text:span></text:p>
      <text:p text:style-name="P71"/>
      <text:p text:style-name="P72"><text:span text:style-name="T73">11</text:span><text:span text:style-name="T74">)</text:span><text:span text:style-name="T75"><text:tab/>14:50 – 15:00:</text:span><text:span text:style-name="T76"><text:tab/></text:span><text:span text:style-name="T77">Any Other Business (including</text:span><text:span text:style-name="T78"><text:s/>Letter to Secretary of State and next <text:s text:c="7"/></text:span></text:p>
      <text:p text:style-name="P79"><text:span text:style-name="T80"><text:tab/></text:span><text:span text:style-name="T81"><text:tab/></text:span><text:span text:style-name="T82">Meeting)</text:span><text:span text:style-name="T83"><text:tab/></text:span><text:span text:style-name="T84"><text:tab/></text:span></text:p>
      <text:p text:style-name="P85"/>
      <text:p text:style-name="P86"/>
      <text:p text:style-name="P87"/>
      <text:p text:style-name="P88"/>
      <text:p text:style-name="P89">Local Public Data Panel Secretariat</text:p>
      <text:p text:style-name="P90">Department of Communities &amp;<text:s/>Local Government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MS Shell Dlg" svg:font-family="MS Shell Dlg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fo:hyphenate="false"/>
    </style:style>
    <style:style style:name="BalloonText" style:display-name="Balloon Text" style:family="paragraph" style:parent-style-name="Normal">
      <style:text-properties style:font-name="MS Shell Dlg" style:font-name-complex="MS Shell Dlg" fo:font-size="8pt" style:font-size-asian="8pt" style:font-size-complex="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in"/>
      </style:header-style>
      <style:footer-style>
        <style:header-footer-properties style:dynamic-spacing="true" fo:min-height="0.327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 fo:font-size="11pt" style:font-size-asian="11pt"/>
    </style:style>
    <style:style style:name="T4" style:parent-style-name="DefaultParagraphFont" style:family="text">
      <style:text-properties style:font-name="Calibri" fo:color="#000000" fo:font-size="11pt" style:font-size-asian="11pt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 fo:font-size="11pt" style:font-size-asian="11pt"/>
    </style:style>
    <style:style style:name="T7" style:parent-style-name="DefaultParagraphFont" style:family="text">
      <style:text-properties style:font-name="Calibri" fo:color="#000000"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ocal Public Data Panel</dc:title>
    <meta:initial-creator>pworsfol</meta:initial-creator>
    <dc:creator>Hazel Lee</dc:creator>
    <meta:creation-date>2013-05-23T22:37:00Z</meta:creation-date>
    <dc:date>2013-05-23T22:37:00Z</dc:date>
    <meta:print-date>2012-04-26T23:55:00Z</meta:print-date>
    <meta:template xlink:href="Normal" xlink:type="simple"/>
    <meta:editing-cycles>2</meta:editing-cycles>
    <meta:editing-duration>PT60S</meta:editing-duration>
    <meta:user-defined meta:name="docIndexRef">41092b73-9455-4751-bfec-3837a014ffdb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document-statistic meta:page-count="1" meta:paragraph-count="2" meta:word-count="190" meta:character-count="1275" meta:row-count="9" meta:non-whitespace-character-count="1087"/>
  </office:meta>
</office:document-meta>
</file>